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b321" officeooo:paragraph-rsid="0015b321" style:font-size-asian="20pt" style:font-size-complex="20pt"/>
    </style:style>
    <style:style style:name="P2" style:family="paragraph" style:parent-style-name="Standard">
      <style:text-properties fo:font-size="20pt" officeooo:rsid="0015b321" officeooo:paragraph-rsid="0015b321" fo:background-color="#ffff00" style:font-size-asian="20pt" style:font-size-complex="20pt"/>
    </style:style>
    <style:style style:name="P3" style:family="paragraph" style:parent-style-name="Standard">
      <style:text-properties fo:font-size="20pt" style:text-underline-style="solid" style:text-underline-width="auto" style:text-underline-color="font-color" officeooo:rsid="0017181c" officeooo:paragraph-rsid="0017181c" style:font-size-asian="20pt" style:font-size-complex="20pt"/>
    </style:style>
    <style:style style:name="P4" style:family="paragraph" style:parent-style-name="Standard">
      <style:text-properties fo:font-size="20pt" style:text-underline-style="none" officeooo:rsid="0017181c" officeooo:paragraph-rsid="0017181c" style:font-size-asian="20pt" style:font-size-complex="20pt"/>
    </style:style>
    <style:style style:name="P5" style:family="paragraph" style:parent-style-name="Standard">
      <style:text-properties fo:font-size="20pt" style:text-underline-style="none" officeooo:rsid="00177468" officeooo:paragraph-rsid="00177468" style:font-size-asian="20pt" style:font-size-complex="20pt"/>
    </style:style>
    <style:style style:name="P6" style:family="paragraph" style:parent-style-name="Standard">
      <style:text-properties fo:font-size="20pt" style:text-underline-style="none" officeooo:rsid="00199dab" officeooo:paragraph-rsid="00199dab" style:font-size-asian="20pt" style:font-size-complex="20pt"/>
    </style:style>
    <style:style style:name="P7" style:family="paragraph" style:parent-style-name="Standard">
      <style:text-properties fo:font-size="20pt" style:text-underline-style="none" officeooo:rsid="0019a292" officeooo:paragraph-rsid="0019a292" style:font-size-asian="20pt" style:font-size-complex="20pt"/>
    </style:style>
    <style:style style:name="P8" style:family="paragraph" style:parent-style-name="Standard">
      <style:text-properties fo:font-size="20pt" style:text-underline-style="none" officeooo:rsid="0019a292" officeooo:paragraph-rsid="001cc5bb" style:font-size-asian="20pt" style:font-size-complex="20pt"/>
    </style:style>
    <style:style style:name="P9" style:family="paragraph" style:parent-style-name="Standard">
      <style:text-properties fo:font-size="20pt" style:text-underline-style="none" officeooo:rsid="0019ddf6" officeooo:paragraph-rsid="0019ddf6" style:font-size-asian="20pt" style:font-size-complex="20pt"/>
    </style:style>
    <style:style style:name="P10" style:family="paragraph" style:parent-style-name="Standard">
      <style:text-properties fo:font-size="20pt" style:text-underline-style="none" officeooo:rsid="001b8b4c" officeooo:paragraph-rsid="001b8b4c" style:font-size-asian="20pt" style:font-size-complex="20pt"/>
    </style:style>
    <style:style style:name="P11" style:family="paragraph" style:parent-style-name="Standard">
      <style:text-properties fo:font-size="20pt" style:text-underline-style="none" officeooo:rsid="001cc5bb" officeooo:paragraph-rsid="001cc5bb" style:font-size-asian="20pt" style:font-size-complex="20pt"/>
    </style:style>
    <style:style style:name="P12" style:family="paragraph" style:parent-style-name="Standard">
      <style:text-properties fo:font-size="20pt" style:text-underline-style="none" officeooo:rsid="001dbf03" officeooo:paragraph-rsid="001f7dee" style:font-size-asian="20pt" style:font-size-complex="20pt"/>
    </style:style>
    <style:style style:name="P13" style:family="paragraph" style:parent-style-name="Standard">
      <style:text-properties fo:font-size="20pt" style:text-underline-style="none" officeooo:rsid="001cc5bb" officeooo:paragraph-rsid="001cc5bb" style:font-size-asian="20pt" style:font-size-complex="20pt"/>
    </style:style>
    <style:style style:name="P14" style:family="paragraph" style:parent-style-name="Standard">
      <style:text-properties fo:font-size="20pt" officeooo:rsid="0015b321" officeooo:paragraph-rsid="0015b321" style:font-size-asian="20pt" style:font-size-complex="20pt"/>
    </style:style>
    <style:style style:name="P15" style:family="paragraph" style:parent-style-name="Standard">
      <style:text-properties fo:font-size="20pt" officeooo:rsid="0017181c" officeooo:paragraph-rsid="0017181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fd216" officeooo:paragraph-rsid="001fd216" style:font-size-asian="20pt" style:font-size-complex="20pt"/>
    </style:style>
    <style:style style:name="P17" style:family="paragraph" style:parent-style-name="Standard">
      <style:text-properties fo:font-size="20pt" style:text-underline-style="solid" style:text-underline-width="auto" style:text-underline-color="font-color" officeooo:rsid="0026e66d" officeooo:paragraph-rsid="0026e66d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800000" fo:font-size="20pt" officeooo:rsid="0017181c" officeooo:paragraph-rsid="0017181c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color="#800000" fo:font-size="20pt" style:text-underline-style="solid" style:text-underline-width="auto" style:text-underline-color="font-color" officeooo:rsid="00199dab" officeooo:paragraph-rsid="00199dab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color="#800000" fo:font-size="20pt" style:text-underline-style="solid" style:text-underline-width="auto" style:text-underline-color="font-color" officeooo:rsid="0019a292" officeooo:paragraph-rsid="0019a292" style:font-size-asian="20pt" style:font-size-complex="20pt"/>
    </style:style>
    <style:style style:name="P21" style:family="paragraph" style:parent-style-name="Standard">
      <style:text-properties fo:color="#800000" fo:font-size="20pt" style:text-underline-style="solid" style:text-underline-width="auto" style:text-underline-color="font-color" officeooo:rsid="001fd216" officeooo:paragraph-rsid="001cc5bb" style:font-size-asian="20pt" style:font-size-complex="20pt"/>
    </style:style>
    <style:style style:name="T1" style:family="text">
      <style:text-properties officeooo:rsid="00177468"/>
    </style:style>
    <style:style style:name="T2" style:family="text">
      <style:text-properties officeooo:rsid="0019a29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3f3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rrors:</text:span><text:line-break/>1) rails g simple_form:install gave runtime error!<text:line-break/><text:tab/>{Took 30 min to figure out}</text:p>
      <text:p text:style-name="P2">spring stop</text:p>
      <text:p text:style-name="P1"><text:a xlink:type="simple" xlink:href="https://stackoverflow.com/questions/36707200/rails-gem-simple-form-installation-is-not-working" text:style-name="Internet_20_link" text:visited-style-name="Visited_20_Internet_20_Link">https://stackoverflow.com/questions/36707200/rails-gem-simple-form-installation-is-not-working</text:a></text:p>
      <text:p text:style-name="P1"/>
      <text:p text:style-name="P1"/>
      <text:p text:style-name="P1"/>
      <text:p text:style-name="P17">starting live server (gems: guard, guard-livereload):</text:p>
      <text:p text:style-name="P12">guard init livereload </text:p>
      <text:p text:style-name="P12">bundle exec gua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pan text:style-name="T3"/></text:p>
      <text:p text:style-name="P18"><text:soft-page-break/><text:span text:style-name="T3">Adding username field to devise User model</text:span></text:p>
      <text:p text:style-name="P3"/>
      <text:p text:style-name="P4">1. new controller which inherits from devise <text:tab/>(registrations_controller.<text:span text:style-name="T1">rb</text:span>)</text:p>
      <text:p text:style-name="P5"/>
      <text:p text:style-name="P5">2. add migration for adding username field to User model</text:p>
      <text:p text:style-name="P19"/>
      <text:p text:style-name="P19"/>
      <text:p text:style-name="P20"/>
      <text:p text:style-name="P20">Relationships &amp; scaffold</text:p>
      <text:p text:style-name="P19"/>
      <text:p text:style-name="P6"><text:span text:style-name="T2">=&gt; </text:span>rails g scaffold Discussion title:string content:text</text:p>
      <text:p text:style-name="P7"/>
      <text:p text:style-name="P9">=&gt; rails g model Reply reply:text</text:p>
      <text:p text:style-name="P9"/>
      <text:p text:style-name="P10">=&gt; rails g scaffold Channel channel:string</text:p>
      <text:p text:style-name="P10"/>
      <text:p text:style-name="P8">=&gt; rails g migration add_user_id_to_discussions <text:s text:c="5"/><text:tab/>user_id:integer</text:p>
      <text:p text:style-name="P8"/>
      <text:p text:style-name="P11">=&gt; rails g migration add_discussion_id_to_replies discussion_id:integer</text:p>
      <text:p text:style-name="P11"/>
      <text:p text:style-name="P11">=&gt; rails g migration add_user_id_to_replies user_id:integer</text:p>
      <text:p text:style-name="P11"/>
      <text:p text:style-name="P11">=&gt; rails g migration add_channel_id_to_discussions channel_id:integer</text:p>
      <text:p text:style-name="P11"/>
      <text:p text:style-name="P11">=&gt; rails g migration add_discussion_id_to_channels discussion_id:integer</text:p>
      <text:p text:style-name="P21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3:35:12.104432938</meta:creation-date>
    <dc:date>2019-05-16T23:00:41.981381291</dc:date>
    <meta:editing-duration>PT1H47M1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18" meta:word-count="106" meta:character-count="952" meta:non-whitespace-character-count="855"/>
  </office:meta>
</office:document-meta>
</file>